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fo:font-weight="bold"/>
    </style:style>
    <style:style style:name="P2" style:family="paragraph" style:parent-style-name="Text_20_body">
      <style:paragraph-properties fo:margin-left="1.249cm" fo:margin-right="0cm" fo:text-align="justify" style:justify-single-word="false" fo:text-indent="0cm" style:auto-text-indent="false"/>
    </style:style>
    <style:style style:name="P3" style:family="paragraph" style:parent-style-name="Text_20_body">
      <style:paragraph-properties fo:margin-left="1.249cm" fo:margin-right="0cm" fo:text-align="justify" style:justify-single-word="false" fo:text-indent="0cm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paragraph-properties fo:margin-left="0cm" fo:margin-right="0cm" fo:text-indent="1.249cm" style:auto-text-indent="false"/>
    </style:style>
    <style:style style:name="P5" style:family="paragraph" style:parent-style-name="Text_20_body">
      <style:paragraph-properties fo:margin-left="0cm" fo:margin-right="0cm" fo:text-indent="1.249cm" style:auto-text-indent="false"/>
      <style:text-properties fo:font-weight="bold" style:font-weight-asian="bold" style:font-weight-complex="bold"/>
    </style:style>
    <style:style style:name="P6" style:family="paragraph" style:parent-style-name="Text_20_body">
      <style:paragraph-properties fo:margin-left="1.884cm" fo:margin-right="0cm" fo:text-indent="-0.635cm" style:auto-text-indent="false"/>
    </style:style>
    <style:style style:name="P7" style:family="paragraph" style:parent-style-name="Text_20_body">
      <style:paragraph-properties fo:margin-left="1.884cm" fo:margin-right="0cm" fo:text-indent="0cm" style:auto-text-indent="false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/>
    </style:style>
    <style:style style:name="P9" style:family="paragraph" style:parent-style-name="Text_20_body">
      <style:text-properties officeooo:paragraph-rsid="0020ca1a"/>
    </style:style>
    <style:style style:name="P10" style:family="paragraph" style:parent-style-name="Text_20_body">
      <style:text-properties style:text-underline-style="none" fo:font-weight="normal" officeooo:paragraph-rsid="0020ca1a" style:font-weight-asian="normal" style:font-weight-complex="normal"/>
    </style:style>
    <style:style style:name="P11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fo:font-variant="normal" fo:text-transform="none"/>
    </style:style>
    <style:style style:name="T2" style:family="text">
      <style:text-properties fo:color="#ff0000" officeooo:rsid="001dabeb"/>
    </style:style>
    <style:style style:name="T3" style:family="text">
      <style:text-properties officeooo:rsid="001dabeb"/>
    </style:style>
    <style:style style:name="T4" style:family="text">
      <style:text-properties fo:font-weight="bold" officeooo:rsid="0020ca1a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/>
    </style:style>
    <style:style style:name="T7" style:family="text">
      <style:text-properties style:text-underline-style="solid" style:text-underline-width="auto" style:text-underline-color="font-color" fo:font-weight="bold" officeooo:rsid="0020ca1a"/>
    </style:style>
    <style:style style:name="T8" style:family="text">
      <style:text-properties officeooo:rsid="0020ca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AS</text:p>
      <text:p text:style-name="P3">Tema 1:</text:p>
      <text:p text:style-name="P2">Realizar una comparativa de los distintos tipos de procesadores que existen en el mercado y de los sockets que se pueden utilizar para ellos. Tratar también los procesadores de dispositivos móviles.</text:p>
      <text:p text:style-name="P3">Tema 2:</text:p>
      <text:p text:style-name="P2">Tipos de memorias RAM existentes en el mercado (funcionamiento, conectores, capacidad, …).  Tratar también las memorias de dispositivos móviles.</text:p>
      <text:p text:style-name="P3">Tema 3:</text:p>
      <text:p text:style-name="P2">Tipos de memorias auxiliares existentes en el mercado (USBs, Tarjetas de memoria, discos externos, …).  Tratar también las tarjetas y discos de dispositivos móviles.</text:p>
      <text:p text:style-name="P1">CONTENIDOS.</text:p>
      <text:p text:style-name="P4">Ha de contener los siguientes puntos:</text:p>
      <text:p text:style-name="P4">Identificación del grupo de trabajo.</text:p>
      <text:p text:style-name="P4">Componentes del grupo.</text:p>
      <text:p text:style-name="Text_20_body"><text:tab/>Para cada tecnología: </text:p>
      <text:p text:style-name="P6">-<text:span text:style-name="T1"> </text:span>Breve explicación.</text:p>
      <text:p text:style-name="P6">-Ventajas e Inconvenientes.</text:p>
      <text:p text:style-name="P6">-<text:span text:style-name="T1"> </text:span>Fabricantes conocidos. Destacando alguno de ellos.</text:p>
      <text:p text:style-name="P6">-<text:span text:style-name="T1"> </text:span>¿Cuánto cuesta comprar el hardware?</text:p>
      <text:p text:style-name="P6">-<text:span text:style-name="T1"> </text:span>Parámetros que debemos considerar al examinar las especificaciones técnicas.</text:p>
      <text:p text:style-name="Text_20_body"><text:s/>Referencias bibliográficas utilizadas.</text:p>
      <text:p text:style-name="Text_20_body"><text:s/>Comparativa.</text:p>
      <text:p text:style-name="Text_20_body"><text:s/>Tendencias.</text:p>
      <text:p text:style-name="P1">EVALUACIÓN</text:p>
      <text:p text:style-name="P5">Se valorará de forma positiva:</text:p>
      <text:p text:style-name="P6">-Calidad de los contenidos.</text:p>
      <text:p text:style-name="P6">-<text:span text:style-name="T1"> </text:span>Inclusión de imágenes o gráficos explicativos.</text:p>
      <text:p text:style-name="P5">Se valorará de forma negativa:</text:p>
      <text:p text:style-name="P6">-<text:span text:style-name="T1"> </text:span>Copy/Paste indiscriminado de datos, y números sin explicación alguna.</text:p>
      <text:p text:style-name="P1">PRESENTACIÓN</text:p>
      <text:p text:style-name="Text_20_body">En documento Word o Pdf, <text:span text:style-name="T3">enviármelo</text:span> por email a <text:span text:style-name="T2">teo.vela@gmail.com</text:span>, con asunto: TRABAJO DE CPU/MEMORIA.</text:p>
      <text:p text:style-name="P4">2 personas por trabajo.</text:p>
      <text:p text:style-name="P7"/>
      <text:p text:style-name="P9"><text:span text:style-name="T6">PLAZO MÁXIMO DE PRESENTACIÓN</text:span></text:p>
      <text:p text:style-name="P10"><text:span text:style-name="T8">5 Noviembre</text:span> 201<text:span text:style-name="T3">8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M50S</meta:editing-duration>
    <meta:editing-cycles>5</meta:editing-cycles>
    <meta:generator>LibreOffice/6.0.0.3$MacOSX_X86_64 LibreOffice_project/64a0f66915f38c6217de274f0aa8e15618924765</meta:generator>
    <dc:date>2018-10-15T10:35:38.500852000</dc:date>
    <meta:document-statistic meta:table-count="0" meta:image-count="0" meta:object-count="0" meta:page-count="1" meta:paragraph-count="31" meta:word-count="192" meta:character-count="1338" meta:non-whitespace-character-count="1170"/>
    <meta:user-defined meta:name="Info 1"/>
    <meta:user-defined meta:name="Info 2"/>
    <meta:user-defined meta:name="Info 3"/>
    <meta:user-defined meta:name="Info 4"/>
  </office:meta>
</office:document-meta>
</file>